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3fe8" officeooo:paragraph-rsid="00173fe8"/>
    </style:style>
    <style:style style:name="P2" style:family="paragraph" style:parent-style-name="Standard">
      <style:paragraph-properties fo:text-align="center" style:justify-single-word="false"/>
      <style:text-properties officeooo:rsid="00173fe8" officeooo:paragraph-rsid="00173fe8"/>
    </style:style>
    <style:style style:name="P3" style:family="paragraph" style:parent-style-name="Standard">
      <style:text-properties officeooo:paragraph-rsid="00173fe8"/>
    </style:style>
    <style:style style:name="P4" style:family="paragraph" style:parent-style-name="Standard">
      <style:text-properties officeooo:rsid="001a8ab5" officeooo:paragraph-rsid="001a8ab5"/>
    </style:style>
    <style:style style:name="P5" style:family="paragraph" style:parent-style-name="Standard">
      <style:text-properties officeooo:rsid="001c7c4a" officeooo:paragraph-rsid="001c7c4a"/>
    </style:style>
    <style:style style:name="P6" style:family="paragraph" style:parent-style-name="Standard">
      <style:text-properties officeooo:rsid="00200495" officeooo:paragraph-rsid="00200495"/>
    </style:style>
    <style:style style:name="P7" style:family="paragraph" style:parent-style-name="Standard">
      <style:text-properties officeooo:rsid="00201809" officeooo:paragraph-rsid="00201809"/>
    </style:style>
    <style:style style:name="P8" style:family="paragraph" style:parent-style-name="Standard">
      <style:text-properties officeooo:rsid="00226bb0" officeooo:paragraph-rsid="00226bb0"/>
    </style:style>
    <style:style style:name="P9" style:family="paragraph" style:parent-style-name="Standard">
      <style:text-properties officeooo:rsid="0023ac64" officeooo:paragraph-rsid="0023ac64"/>
    </style:style>
    <style:style style:name="P10" style:family="paragraph" style:parent-style-name="Standard">
      <style:text-properties officeooo:rsid="002508a2" officeooo:paragraph-rsid="002508a2"/>
    </style:style>
    <style:style style:name="P11" style:family="paragraph" style:parent-style-name="Standard">
      <style:text-properties officeooo:rsid="00267137" officeooo:paragraph-rsid="00267137"/>
    </style:style>
    <style:style style:name="P12" style:family="paragraph" style:parent-style-name="Standard">
      <style:text-properties officeooo:rsid="0027b545" officeooo:paragraph-rsid="0027b545"/>
    </style:style>
    <style:style style:name="P13" style:family="paragraph" style:parent-style-name="Standard">
      <style:text-properties fo:font-weight="normal" officeooo:rsid="00300608" officeooo:paragraph-rsid="00300608" style:font-weight-asian="normal" style:font-weight-complex="normal"/>
    </style:style>
    <style:style style:name="P14" style:family="paragraph" style:parent-style-name="Standard">
      <style:text-properties fo:font-weight="normal" officeooo:rsid="00301a6b" officeooo:paragraph-rsid="00301a6b" style:font-weight-asian="normal" style:font-weight-complex="normal"/>
    </style:style>
    <style:style style:name="P15" style:family="paragraph" style:parent-style-name="Standard">
      <style:text-properties fo:font-weight="normal" officeooo:rsid="0030814d" officeooo:paragraph-rsid="0030814d" style:font-weight-asian="normal" style:font-weight-complex="normal"/>
    </style:style>
    <style:style style:name="P16" style:family="paragraph" style:parent-style-name="Standard">
      <style:text-properties fo:font-weight="normal" officeooo:rsid="00322447" officeooo:paragraph-rsid="00322447" style:font-weight-asian="normal" style:font-weight-complex="normal"/>
    </style:style>
    <style:style style:name="P17" style:family="paragraph" style:parent-style-name="Standard">
      <style:text-properties fo:font-weight="normal" officeooo:rsid="00337236" officeooo:paragraph-rsid="00337236" style:font-weight-asian="normal" style:font-weight-complex="normal"/>
    </style:style>
    <style:style style:name="P18" style:family="paragraph" style:parent-style-name="Standard">
      <style:text-properties fo:font-weight="normal" officeooo:rsid="00340719" officeooo:paragraph-rsid="00340719" style:font-weight-asian="normal" style:font-weight-complex="normal"/>
    </style:style>
    <style:style style:name="P19" style:family="paragraph" style:parent-style-name="Standard">
      <style:text-properties fo:font-weight="normal" officeooo:rsid="00377904" officeooo:paragraph-rsid="00377904" style:font-weight-asian="normal" style:font-weight-complex="normal"/>
    </style:style>
    <style:style style:name="P20" style:family="paragraph" style:parent-style-name="Standard">
      <style:text-properties fo:font-weight="normal" officeooo:rsid="00383ccf" officeooo:paragraph-rsid="00383ccf" style:font-weight-asian="normal" style:font-weight-complex="normal"/>
    </style:style>
    <style:style style:name="P21" style:family="paragraph" style:parent-style-name="Standard">
      <style:text-properties fo:font-weight="normal" officeooo:rsid="003a7a52" officeooo:paragraph-rsid="003a7a52" style:font-weight-asian="normal" style:font-weight-complex="normal"/>
    </style:style>
    <style:style style:name="P22" style:family="paragraph" style:parent-style-name="Standard">
      <style:text-properties fo:font-weight="normal" officeooo:rsid="003b8cee" officeooo:paragraph-rsid="003b8cee" style:font-weight-asian="normal" style:font-weight-complex="normal"/>
    </style:style>
    <style:style style:name="P23" style:family="paragraph" style:parent-style-name="Standard">
      <style:text-properties officeooo:rsid="0028b3d0" officeooo:paragraph-rsid="0028b3d0"/>
    </style:style>
    <style:style style:name="P24" style:family="paragraph" style:parent-style-name="Standard">
      <style:text-properties officeooo:rsid="0029802e" officeooo:paragraph-rsid="0029802e"/>
    </style:style>
    <style:style style:name="P25" style:family="paragraph" style:parent-style-name="Standard">
      <style:text-properties officeooo:rsid="0029be35" officeooo:paragraph-rsid="0029be35"/>
    </style:style>
    <style:style style:name="P26" style:family="paragraph" style:parent-style-name="Standard">
      <style:text-properties officeooo:rsid="002c1dc0" officeooo:paragraph-rsid="002c1dc0"/>
    </style:style>
    <style:style style:name="P27" style:family="paragraph" style:parent-style-name="Standard">
      <style:text-properties officeooo:rsid="002d60de" officeooo:paragraph-rsid="002d60de"/>
    </style:style>
    <style:style style:name="P28" style:family="paragraph" style:parent-style-name="Standard">
      <style:text-properties officeooo:rsid="002e41b7" officeooo:paragraph-rsid="002e41b7"/>
    </style:style>
    <style:style style:name="P29" style:family="paragraph" style:parent-style-name="Standard">
      <style:text-properties officeooo:paragraph-rsid="003bb8c5"/>
    </style:style>
    <style:style style:name="P30" style:family="paragraph" style:parent-style-name="Preformatted_20_Text" style:list-style-name="L9"/>
    <style:style style:name="P31" style:family="paragraph" style:parent-style-name="Preformatted_20_Text" style:list-style-name="L9">
      <style:paragraph-properties fo:margin-top="0cm" fo:margin-bottom="0.499cm" style:contextual-spacing="false"/>
    </style:style>
    <style:style style:name="P32" style:family="paragraph" style:parent-style-name="Preformatted_20_Text" style:list-style-name="L12"/>
    <style:style style:name="P33" style:family="paragraph" style:parent-style-name="Preformatted_20_Text" style:list-style-name="L12">
      <style:paragraph-properties fo:margin-top="0cm" fo:margin-bottom="0.499cm" style:contextual-spacing="false"/>
    </style:style>
    <style:style style:name="P34" style:family="paragraph" style:parent-style-name="Standard">
      <style:text-properties officeooo:paragraph-rsid="00173fe8"/>
    </style:style>
    <style:style style:name="P35" style:family="paragraph" style:parent-style-name="Standard">
      <style:text-properties officeooo:rsid="0040014e" officeooo:paragraph-rsid="00173fe8"/>
    </style:style>
    <style:style style:name="P36" style:family="paragraph" style:parent-style-name="Text_20_body">
      <style:text-properties officeooo:rsid="003c46ec" officeooo:paragraph-rsid="003c46ec"/>
    </style:style>
    <style:style style:name="P37" style:family="paragraph" style:parent-style-name="Text_20_body">
      <style:text-properties officeooo:rsid="0040014e" officeooo:paragraph-rsid="0040014e"/>
    </style:style>
    <style:style style:name="P38" style:family="paragraph" style:parent-style-name="Text_20_body">
      <style:text-properties officeooo:rsid="0040014e" officeooo:paragraph-rsid="00173fe8"/>
    </style:style>
    <style:style style:name="P39" style:family="paragraph" style:parent-style-name="Text_20_body">
      <style:text-properties officeooo:paragraph-rsid="0040014e"/>
    </style:style>
    <style:style style:name="P40" style:family="paragraph" style:parent-style-name="Text_20_body" style:list-style-name="L1"/>
    <style:style style:name="P41" style:family="paragraph" style:parent-style-name="Text_20_body" style:list-style-name="L2"/>
    <style:style style:name="P42" style:family="paragraph" style:parent-style-name="Text_20_body" style:list-style-name="L3"/>
    <style:style style:name="P43" style:family="paragraph" style:parent-style-name="Text_20_body" style:list-style-name="L4"/>
    <style:style style:name="P44" style:family="paragraph" style:parent-style-name="Text_20_body" style:list-style-name="L5"/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 style:list-style-name="L8"/>
    <style:style style:name="P48" style:family="paragraph" style:parent-style-name="Text_20_body" style:list-style-name="L9"/>
    <style:style style:name="P49" style:family="paragraph" style:parent-style-name="Text_20_body" style:list-style-name="L10"/>
    <style:style style:name="P50" style:family="paragraph" style:parent-style-name="Text_20_body" style:list-style-name="L11"/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parent-style-name="Text_20_body" style:list-style-name="L14"/>
    <style:style style:name="P54" style:family="paragraph" style:parent-style-name="Text_20_body" style:list-style-name="L15"/>
    <style:style style:name="T1" style:family="text">
      <style:text-properties officeooo:rsid="00173fe8"/>
    </style:style>
    <style:style style:name="T2" style:family="text">
      <style:text-properties officeooo:rsid="0018b325"/>
    </style:style>
    <style:style style:name="T3" style:family="text">
      <style:text-properties officeooo:rsid="0020e48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22447"/>
    </style:style>
    <style:style style:name="T6" style:family="text">
      <style:text-properties officeooo:rsid="00337236"/>
    </style:style>
    <style:style style:name="T7" style:family="text">
      <style:text-properties officeooo:rsid="00377904"/>
    </style:style>
    <style:style style:name="T8" style:family="text">
      <style:text-properties officeooo:rsid="003bb8c5"/>
    </style:style>
    <style:style style:name="T9" style:family="text">
      <style:text-properties fo:font-weight="normal" officeooo:rsid="003bb8c5" style:font-weight-asian="normal" style:font-weight-complex="normal"/>
    </style:style>
    <style:style style:name="T10" style:family="text">
      <style:text-properties officeooo:rsid="0040014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><text:span text:style-name="Strong_20_Emphasis">📅 7/04/2025 — Blabber App Development Notes</text:span></text:p>
      <text:h text:style-name="Heading_20_3" text:outline-level="3">🔧 Backend Setup</text:h>
      <text:list text:style-name="L1">
        <text:list-item>
          <text:p text:style-name="P40">Started with <text:span text:style-name="Strong_20_Emphasis">Vite + React</text:span> for frontend.</text:p>
        </text:list-item>
        <text:list-item>
          <text:p text:style-name="P40">Focused first on backend APIs using:</text:p>
          <text:list>
            <text:list-item>
              <text:p text:style-name="P40"><text:span text:style-name="Source_20_Text">express</text:span>, <text:span text:style-name="Source_20_Text">mongoose</text:span>, <text:span text:style-name="Source_20_Text">dotenv</text:span>, <text:span text:style-name="Source_20_Text">jsonwebtoken</text:span>, <text:span text:style-name="Source_20_Text">nodemon</text:span>, <text:span text:style-name="Source_20_Text">bcryptjs</text:span>, <text:span text:style-name="Source_20_Text">cookie-parser</text:span>, <text:span text:style-name="Source_20_Text">cloudinary</text:span>, <text:span text:style-name="Source_20_Text">socket.io</text:span></text:p>
            </text:list-item>
          </text:list>
        </text:list-item>
        <text:list-item>
          <text:p text:style-name="P40"><text:span text:style-name="Strong_20_Emphasis">MVC Architecture</text:span> used for structure.</text:p>
        </text:list-item>
      </text:list>
      <text:p text:style-name="Text_20_body"><text:span text:style-name="Strong_20_Emphasis">🧩 Key Packages:</text:span></text:p>
      <text:list text:style-name="L2">
        <text:list-item>
          <text:p text:style-name="P41"><text:span text:style-name="Source_20_Text">cookie-parser</text:span>: Reads cookies from client requests.</text:p>
        </text:list-item>
        <text:list-item>
          <text:p text:style-name="P41"><text:span text:style-name="Source_20_Text">cloudinary</text:span>: Handles media uploads (images/videos).</text:p>
        </text:list-item>
        <text:list-item>
          <text:p text:style-name="P41"><text:span text:style-name="Source_20_Text">socket.io</text:span>: Enables real-time chat features.</text:p>
        </text:list-item>
      </text:list>
      <text:p text:style-name="Text_20_body"><text:span text:style-name="Strong_20_Emphasis">📁 Folder Structure Highlights:</text:span></text:p>
      <text:list text:style-name="L3">
        <text:list-item>
          <text:p text:style-name="P42"><text:span text:style-name="Source_20_Text">auth.route.js</text:span> → For login, logout, signup APIs (<text:span text:style-name="Source_20_Text">/api/auth</text:span>)</text:p>
        </text:list-item>
        <text:list-item>
          <text:p text:style-name="P42"><text:span text:style-name="Source_20_Text">lib/db.js</text:span> → MongoDB connection function</text:p>
        </text:list-item>
        <text:list-item>
          <text:p text:style-name="P42"><text:span text:style-name="Source_20_Text">lib/utils.js</text:span> → JWT token helper functions</text:p>
        </text:list-item>
        <text:list-item>
          <text:p text:style-name="P42"><text:span text:style-name="Source_20_Text">middleware/auth.middleware.js</text:span> → Middleware to protect routes using JWT from cookies</text:p>
        </text:list-item>
      </text:list>
      <text:p text:style-name="Text_20_body"><text:span text:style-name="Strong_20_Emphasis">🗃️ MongoDB Collections:</text:span></text:p>
      <text:list text:style-name="L4">
        <text:list-item>
          <text:p text:style-name="P43"><text:span text:style-name="Source_20_Text">Users</text:span>: <text:span text:style-name="Source_20_Text">_id</text:span>, <text:span text:style-name="Source_20_Text">email</text:span>, <text:span text:style-name="Source_20_Text">fullName</text:span>, <text:span text:style-name="Source_20_Text">password</text:span>, <text:span text:style-name="Source_20_Text">profilePic</text:span>, <text:span text:style-name="Source_20_Text">createdAt</text:span>, <text:span text:style-name="Source_20_Text">updatedAt</text:span></text:p>
        </text:list-item>
        <text:list-item>
          <text:p text:style-name="P43"><text:span text:style-name="Source_20_Text">Messages</text:span>: <text:span text:style-name="Source_20_Text">_id</text:span>, <text:span text:style-name="Source_20_Text">senderId</text:span>, <text:span text:style-name="Source_20_Text">receiverId</text:span>, <text:span text:style-name="Source_20_Text">text</text:span>, <text:span text:style-name="Source_20_Text">image</text:span></text:p>
        </text:list-item>
      </text:list>
      <text:p text:style-name="Text_20_body"><text:span text:style-name="Strong_20_Emphasis">✅ Auth Logic Done:</text:span></text:p>
      <text:list text:style-name="L5">
        <text:list-item>
          <text:p text:style-name="P44">Signup/Login/Logout</text:p>
        </text:list-item>
        <text:list-item>
          <text:p text:style-name="P44">Profile picture update (via Cloudinary)</text:p>
        </text:list-item>
        <text:list-item>
          <text:p text:style-name="P44">JWT stored in cookies</text:p>
        </text:list-item>
        <text:list-item>
          <text:p text:style-name="P44">Middleware to protect user routes using token</text:p>
        </text:list-item>
      </text:list>
      <text:p text:style-name="Text_20_body"><text:span text:style-name="Strong_20_Emphasis">📩 Messaging API Routes:</text:span></text:p>
      <text:list text:style-name="L6">
        <text:list-item>
          <text:p text:style-name="P45">Get all users except current</text:p>
        </text:list-item>
        <text:list-item>
          <text:p text:style-name="P45">Fetch messages between two users</text:p>
        </text:list-item>
        <text:list-item>
          <text:p text:style-name="P45">Send message &amp; save to DB</text:p>
        </text:list-item>
      </text:list>
      <text:p text:style-name="Horizontal_20_Line"/>
      <text:h text:style-name="Heading_20_3" text:outline-level="3"><text:soft-page-break/>🖼️ Frontend Setup</text:h>
      <text:list text:style-name="L7">
        <text:list-item>
          <text:p text:style-name="P46">Installed: <text:span text:style-name="Source_20_Text">react-router-dom</text:span>, <text:span text:style-name="Source_20_Text">react-hot-toast</text:span>, <text:span text:style-name="Source_20_Text">axios</text:span>, <text:span text:style-name="Source_20_Text">zustand</text:span>, <text:span text:style-name="Source_20_Text">lucide-react</text:span>, <text:span text:style-name="Source_20_Text">react-tooltip</text:span></text:p>
        </text:list-item>
        <text:list-item>
          <text:p text:style-name="P46">Using <text:span text:style-name="Strong_20_Emphasis">DaisyUI</text:span> for UI components</text:p>
        </text:list-item>
        <text:list-item>
          <text:p text:style-name="P46">API calls made using <text:span text:style-name="Source_20_Text">axios</text:span> (not fetch)</text:p>
        </text:list-item>
      </text:list>
      <text:p text:style-name="Text_20_body"><text:span text:style-name="Strong_20_Emphasis">🗂️ Components:</text:span></text:p>
      <text:list text:style-name="L8">
        <text:list-item>
          <text:p text:style-name="P47"><text:span text:style-name="Source_20_Text">Homepage</text:span>, <text:span text:style-name="Source_20_Text">Settings</text:span>, <text:span text:style-name="Source_20_Text">Profile</text:span>, <text:span text:style-name="Source_20_Text">Login</text:span>, <text:span text:style-name="Source_20_Text">Signup</text:span></text:p>
        </text:list-item>
      </text:list>
      <text:p text:style-name="Text_20_body"><text:span text:style-name="Strong_20_Emphasis">🔁 Global State (Zustand):</text:span></text:p>
      <text:list text:style-name="L9">
        <text:list-item>
          <text:p text:style-name="P48">Store files inside <text:span text:style-name="Source_20_Text">src/store/</text:span></text:p>
        </text:list-item>
        <text:list-item>
          <text:p text:style-name="P48">Example store (<text:span text:style-name="Source_20_Text">useAuthStore.js</text:span>):</text:p>
          <text:p text:style-name="P30"><text:span text:style-name="Source_20_Text">import { create } from 'zustand'</text:span></text:p>
          <text:p text:style-name="P30"/>
          <text:p text:style-name="P30"><text:span text:style-name="Source_20_Text">export const useAuthStore = create((set) =&gt; ({</text:span></text:p>
          <text:p text:style-name="P30"><text:span text:style-name="Source_20_Text"><text:s text:c="2"/>authUser: null,</text:span></text:p>
          <text:p text:style-name="P30"><text:span text:style-name="Source_20_Text"><text:s text:c="2"/>isCheckingAuth: true,</text:span></text:p>
          <text:p text:style-name="P30"><text:span text:style-name="Source_20_Text"><text:s text:c="2"/>isLoggingIn: false,</text:span></text:p>
          <text:p text:style-name="P30"><text:span text:style-name="Source_20_Text"><text:s text:c="2"/>isSigningIn: false,</text:span></text:p>
          <text:p text:style-name="P30"><text:span text:style-name="Source_20_Text"><text:s text:c="2"/>login: async () =&gt; {},</text:span></text:p>
          <text:p text:style-name="P30"><text:span text:style-name="Source_20_Text"><text:s text:c="2"/>logout: () =&gt; {},</text:span></text:p>
          <text:p text:style-name="P30"><text:span text:style-name="Source_20_Text"><text:s text:c="2"/>signup: async () =&gt; {}</text:span></text:p>
          <text:p text:style-name="P31"><text:span text:style-name="Source_20_Text">}));</text:span></text:p>
        </text:list-item>
        <text:list-item>
          <text:p text:style-name="P48">States managed: <text:span text:style-name="Source_20_Text">authUser</text:span>, <text:span text:style-name="Source_20_Text">isLoggingIn</text:span>, <text:span text:style-name="Source_20_Text">isCheckingAuth</text:span>, etc.</text:p>
        </text:list-item>
      </text:list>
      <text:p text:style-name="Text_20_body"><text:span text:style-name="Strong_20_Emphasis">🔐 Route Protection Logic:</text:span></text:p>
      <text:list text:style-name="L10">
        <text:list-item>
          <text:p text:style-name="P49">Authenticated users → <text:span text:style-name="Source_20_Text">HomePage</text:span>, <text:span text:style-name="Source_20_Text">ProfilePage</text:span></text:p>
        </text:list-item>
        <text:list-item>
          <text:p text:style-name="P49">Unauthenticated users → <text:span text:style-name="Source_20_Text">Login</text:span>, <text:span text:style-name="Source_20_Text">Signup</text:span></text:p>
        </text:list-item>
        <text:list-item>
          <text:p text:style-name="P49"><text:span text:style-name="Source_20_Text">SettingsPage</text:span> → Open to all</text:p>
        </text:list-item>
      </text:list>
      <text:p text:style-name="Horizontal_20_Line"/>
      <text:h text:style-name="Heading_20_3" text:outline-level="3">🧪 Signup/Login/Profile Pages</text:h>
      <text:list text:style-name="L11">
        <text:list-item>
          <text:p text:style-name="P50">Built <text:span text:style-name="Source_20_Text">Signup</text:span> and <text:span text:style-name="Source_20_Text">Login</text:span> pages</text:p>
        </text:list-item>
        <text:list-item>
          <text:p text:style-name="P50">Using <text:span text:style-name="Source_20_Text">react-tooltip</text:span> for tooltips</text:p>
        </text:list-item>
      </text:list>
      <text:p text:style-name="Text_20_body"><text:span text:style-name="Strong_20_Emphasis">🖼️ File Upload (Profile Pic):</text:span></text:p>
      <text:list text:style-name="L12">
        <text:list-item>
          <text:p text:style-name="P51">Learned to use <text:span text:style-name="Source_20_Text">FileReader()</text:span> for base64 conversion:</text:p>
          <text:p text:style-name="P32"><text:span text:style-name="Source_20_Text">const reader = new FileReader();</text:span></text:p>
          <text:p text:style-name="P32"><text:span text:style-name="Source_20_Text">reader.readAsDataURL(file);</text:span></text:p>
          <text:p text:style-name="P32"><text:span text:style-name="Source_20_Text">reader.onload = async () =&gt; {</text:span></text:p>
          <text:p text:style-name="P32"><text:span text:style-name="Source_20_Text"><text:s text:c="2"/>const base64Image = reader.result;</text:span></text:p>
          <text:p text:style-name="P32"><text:span text:style-name="Source_20_Text"><text:s text:c="2"/>await updateProfile({ profilePic: base64Image });</text:span></text:p>
          <text:p text:style-name="P33"><text:span text:style-name="Source_20_Text">}</text:span></text:p>
        </text:list-item>
        <text:list-item>
          <text:p text:style-name="P51"><text:span text:style-name="Strong_20_Emphasis">Important Backend Fix:</text:span> Base64 images can be large → increase payload limit:</text:p>
          <text:p text:style-name="P32"><text:soft-page-break/><text:span text:style-name="Source_20_Text">app.use(express.json({ limit: "10mb" }));</text:span></text:p>
          <text:p text:style-name="P33"><text:span text:style-name="Source_20_Text">app.use(express.urlencoded({ extended: true, limit: "10mb" }));</text:span></text:p>
        </text:list-item>
      </text:list>
      <text:p text:style-name="Horizontal_20_Line"/>
      <text:h text:style-name="Heading_20_3" text:outline-level="3">🎨 Theme &amp; Styling</text:h>
      <text:list text:style-name="L13">
        <text:list-item>
          <text:p text:style-name="P52">Plan to add theme-switching using DaisyUI’s built-in themes in <text:span text:style-name="Source_20_Text">SettingsPage</text:span></text:p>
        </text:list-item>
      </text:list>
      <text:p text:style-name="Horizontal_20_Line"/>
      <text:h text:style-name="Heading_20_3" text:outline-level="3">🔌 Real-Time Messaging (Socket.IO)</text:h>
      <text:list text:style-name="L14">
        <text:list-item>
          <text:p text:style-name="P53"><text:span text:style-name="Strong_20_Emphasis">Client</text:span>: <text:span text:style-name="Source_20_Text">socket.io-client</text:span></text:p>
        </text:list-item>
        <text:list-item>
          <text:p text:style-name="P53"><text:span text:style-name="Strong_20_Emphasis">Server</text:span>: <text:span text:style-name="Source_20_Text">socket.io</text:span></text:p>
        </text:list-item>
        <text:list-item>
          <text:p text:style-name="P53">Will now integrate socket.io for real-time chat functionality</text:p>
        </text:list-item>
      </text:list>
      <text:p text:style-name="Horizontal_20_Line"/>
      <text:h text:style-name="Heading_20_3" text:outline-level="3">🔮 Suggestions / Next Steps</text:h>
      <text:list text:style-name="L15">
        <text:list-item>
          <text:p text:style-name="P54">✅ Add loading states and error handling for better UX</text:p>
        </text:list-item>
        <text:list-item>
          <text:p text:style-name="P54">✅ Write tests (even simple ones) for APIs using something like Postman or Thunder Client</text:p>
        </text:list-item>
        <text:list-item>
          <text:p text:style-name="P54">✅ Consider persisting Zustand state in localStorage for session management</text:p>
        </text:list-item>
        <text:list-item>
          <text:p text:style-name="P54">✅ Add typing indicator and online status with socket.io</text:p>
        </text:list-item>
        <text:list-item>
          <text:p text:style-name="P54">✅ Add pagination or lazy loading in chat history for performance</text:p>
        </text:list-item>
      </text:list>
      <text:p text:style-name="Horizontal_20_Line"/>
      <text:p text:style-name="Text_20_body">Let me know if you want this organized in a Markdown file, Notion doc style, or if you want help with implementing any part next.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8:15:51.878916817</meta:creation-date>
    <dc:date>2025-04-20T16:06:56.765847916</dc:date>
    <meta:editing-duration>P1DT12H27M8S</meta:editing-duration>
    <meta:editing-cycles>20</meta:editing-cycles>
    <meta:generator>LibreOffice/24.2.7.2$Linux_X86_64 LibreOffice_project/420$Build-2</meta:generator>
    <meta:document-statistic meta:table-count="0" meta:image-count="0" meta:object-count="0" meta:page-count="3" meta:paragraph-count="79" meta:word-count="492" meta:character-count="3103" meta:non-whitespace-character-count="2732"/>
  </office:meta>
</office:document-meta>
</file>